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30000008DDFEF5688553BC725.png" manifest:media-type="image/png"/>
  <manifest:file-entry manifest:full-path="Pictures/10000000000001A6000001511D410FFAF8181DBE.jpg" manifest:media-type="image/jpeg"/>
  <manifest:file-entry manifest:full-path="Pictures/10000000000001930000008E1E9BB646D6252C7A.jpg" manifest:media-type="image/jpeg"/>
  <manifest:file-entry manifest:full-path="Pictures/1000000000000320000001F7D7837D0EB2A1835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atin Modern Roman Demi" svg:font-family="'Latin Modern Roman Demi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37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376cm" fo:min-width="0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35cm" fo:min-width="0cm"/>
    </style:style>
    <style:style style:name="gr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60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4cm" fo:margin-bottom="0.4cm" fo:line-height="115%" fo:text-indent="0cm"/>
    </style:style>
    <style:style style:name="P3" style:family="paragraph">
      <loext:graphic-properties draw:fill="none" draw:fill-color="#ffffff"/>
      <style:paragraph-properties fo:margin-left="0cm" fo:margin-right="0cm" fo:margin-top="0.4cm" fo:margin-bottom="0.4cm" fo:line-height="115%" fo:text-indent="0cm"/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1pt 1pt" style:text-underline-style="none" fo:font-weight="bold" style:letter-kerning="true" style:font-name-asian="IPA Pゴシック" style:font-size-asian="44pt" style:font-style-asian="normal" style:font-weight-asian="bold" style:font-name-complex="TakaoPGothic" style:font-size-complex="4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4cm" fo:margin-bottom="0.4cm" fo:line-height="115%" fo:text-indent="0cm"/>
      <style:text-properties fo:font-size="60pt" style:font-size-asian="60pt" style:font-size-complex="60pt"/>
    </style:style>
    <style:style style:name="P5" style:family="paragraph">
      <loext:graphic-properties draw:fill="none" draw:fill-color="#ffffff"/>
      <style:text-properties fo:font-size="60pt" style:font-size-asian="60pt" style:font-size-complex="60pt"/>
    </style:style>
    <style:style style:name="P6" style:family="paragraph">
      <style:paragraph-properties fo:margin-left="0cm" fo:margin-right="0cm" fo:margin-top="0.4cm" fo:margin-bottom="0.4cm" fo:line-height="115%" fo:text-indent="0cm"/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style:text-properties style:font-name="Loma" fo:font-size="96pt" style:font-size-asian="96pt" style:font-size-complex="96pt"/>
    </style:style>
    <style:style style:name="P9" style:family="paragraph">
      <loext:graphic-properties draw:fill="none" draw:fill-color="#ffffff"/>
      <style:text-properties fo:color="#ffffff" style:font-name="Loma" fo:font-size="96pt" fo:text-shadow="1pt 1pt" style:font-size-asian="96pt" style:font-size-complex="96pt"/>
    </style:style>
    <style:style style:name="P10" style:family="paragraph">
      <style:paragraph-properties fo:margin-left="0cm" fo:margin-right="0cm" fo:margin-top="0.4cm" fo:margin-bottom="0.4cm" fo:line-height="115%" fo:text-indent="0cm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paragraph-properties fo:margin-left="0cm" fo:margin-right="0cm" fo:margin-top="0.4cm" fo:margin-bottom="0.4cm" fo:line-height="115%" fo:text-indent="0cm"/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1pt 1pt" style:text-underline-style="none" fo:font-weight="bold" style:letter-kerning="true" style:font-name-asian="IPA Pゴシック" style:font-size-asian="36pt" style:font-style-asian="normal" style:font-weight-asian="bold" style:font-name-complex="TakaoPGothic" style:font-size-complex="36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4cm" fo:margin-bottom="0.4cm" fo:line-height="115%" fo:text-align="center" fo:text-indent="0cm"/>
      <style:text-properties fo:color="#000000" fo:text-shadow="none" fo:font-weight="normal" style:font-weight-asian="normal" style:font-weight-complex="normal"/>
    </style:style>
    <style:style style:name="P13" style:family="paragraph">
      <style:paragraph-properties fo:margin-left="0cm" fo:margin-right="0cm" fo:margin-top="0.4cm" fo:margin-bottom="0.4cm" fo:line-height="115%" fo:text-align="center" fo:text-indent="0cm"/>
      <style:text-properties fo:color="#000000" fo:font-size="60pt" fo:text-shadow="none" fo:font-weight="normal" style:font-size-asian="60pt" style:font-weight-asian="normal" style:font-size-complex="60pt" style:font-weight-complex="normal"/>
    </style:style>
    <style:style style:name="P14" style:family="paragraph">
      <loext:graphic-properties draw:fill="none" draw:fill-color="#ffffff"/>
      <style:paragraph-properties fo:margin-left="0cm" fo:margin-right="0cm" fo:margin-top="0.4cm" fo:margin-bottom="0.4cm" fo:line-height="115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IPA Pゴシック" style:font-size-asian="44pt" style:font-style-asian="normal" style:font-weight-asian="normal" style:font-name-complex="TakaoPGothic" style:font-size-complex="4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.4cm" fo:margin-bottom="0.4cm" fo:line-height="115%" fo:text-align="center" fo:text-indent="0cm"/>
      <style:text-properties fo:color="#000000" fo:font-size="36pt" fo:text-shadow="none" fo:font-weight="normal" style:font-size-asian="36pt" style:font-weight-asian="normal" style:font-size-complex="36pt" style:font-weight-complex="normal"/>
    </style:style>
    <style:style style:name="P17" style:family="paragraph">
      <loext:graphic-properties draw:fill="none" draw:fill-color="#ffffff"/>
      <style:paragraph-properties fo:text-align="center"/>
      <style:text-properties fo:color="#000000" fo:text-shadow="none" fo:font-weight="normal" style:font-weight-asian="normal" style:font-weight-complex="normal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none" draw:fill-color="#ffffff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72pt" fo:font-style="normal" fo:text-shadow="1pt 1pt" style:text-underline-style="none" fo:font-weight="bold" style:letter-kerning="true" style:font-name-asian="IPA Pゴシック" style:font-size-asian="72pt" style:font-style-asian="normal" style:font-weight-asian="bold" style:font-name-complex="TakaoPGothic" style:font-size-complex="7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88pt" fo:font-style="normal" fo:text-shadow="1pt 1pt" style:text-underline-style="none" fo:font-weight="bold" style:letter-kerning="true" style:font-name-asian="IPA Pゴシック" style:font-size-asian="88pt" style:font-style-asian="normal" style:font-weight-asian="bold" style:font-name-complex="TakaoPGothic" style:font-size-complex="8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Liberation Sans" fo:font-size="60pt" fo:font-style="normal" fo:text-shadow="1pt 1pt" style:text-underline-style="none" fo:font-weight="bold" style:letter-kerning="true" style:font-name-asian="IPA Pゴシック" style:font-size-asian="60pt" style:font-style-asian="normal" style:font-weight-asian="bold" style:font-name-complex="TakaoPGothic" style:font-size-complex="6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1pt 1pt" style:text-underline-style="none" fo:font-weight="bold" style:letter-kerning="true" style:font-name-asian="IPA Pゴシック" style:font-size-asian="32pt" style:font-style-asian="normal" style:font-weight-asian="bold" style:font-name-complex="TakaoPGothic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1pt 1pt" style:text-underline-style="none" fo:font-weight="bold" style:letter-kerning="true" style:font-name-asian="IPA Pゴシック" style:font-size-asian="44pt" style:font-style-asian="normal" style:font-weight-asian="bold" style:font-name-complex="TakaoPGothic" style:font-size-complex="4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54pt" fo:font-style="normal" fo:text-shadow="1pt 1pt" style:text-underline-style="none" fo:font-weight="bold" style:letter-kerning="true" style:font-name-asian="IPA Pゴシック" style:font-size-asian="54pt" style:font-style-asian="normal" style:font-weight-asian="bold" style:font-name-complex="TakaoPGothic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font-name="Loma" fo:font-size="96pt" fo:text-shadow="1pt 1pt" style:font-size-asian="96pt" style:font-size-complex="96pt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40pt" fo:font-style="normal" fo:text-shadow="1pt 1pt" style:text-underline-style="none" fo:font-weight="bold" style:letter-kerning="true" style:font-name-asian="IPA Pゴシック" style:font-size-asian="40pt" style:font-style-asian="normal" style:font-weight-asian="bold" style:font-name-complex="TakaoPGothic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36pt" fo:font-style="normal" fo:text-shadow="1pt 1pt" style:text-underline-style="none" fo:font-weight="bold" style:letter-kerning="true" style:font-name-asian="IPA Pゴシック" style:font-size-asian="36pt" style:font-style-asian="normal" style:font-weight-asian="bold" style:font-name-complex="TakaoPGothic" style:font-size-complex="3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66pt" fo:font-style="normal" fo:text-shadow="none" style:text-underline-style="none" fo:font-weight="normal" style:letter-kerning="true" style:font-name-asian="IPA Pゴシック" style:font-size-asian="66pt" style:font-style-asian="normal" style:font-weight-asian="normal" style:font-name-complex="TakaoPGothic" style:font-size-complex="6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80pt" fo:font-style="normal" fo:text-shadow="none" style:text-underline-style="none" fo:font-weight="normal" style:letter-kerning="true" style:font-name-asian="IPA Pゴシック" style:font-size-asian="80pt" style:font-style-asian="normal" style:font-weight-asian="normal" style:font-name-complex="TakaoPGothic" style:font-size-complex="8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name-asian="IPA Pゴシック" style:font-size-asian="60pt" style:font-style-asian="normal" style:font-weight-asian="normal" style:font-name-complex="TakaoPGothic" style:font-size-complex="6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oma" fo:font-size="60pt" fo:font-style="normal" fo:text-shadow="none" style:text-underline-style="none" fo:font-weight="normal" style:letter-kerning="true" style:font-name-asian="IPA Pゴシック" style:font-size-asian="60pt" style:font-style-asian="normal" style:font-weight-asian="normal" style:font-name-complex="TakaoPGothic" style:font-size-complex="6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IPA Pゴシック" style:font-size-asian="44pt" style:font-style-asian="normal" style:font-weight-asian="normal" style:font-name-complex="TakaoPGothic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IPA Pゴシック" style:font-size-asian="40pt" style:font-style-asian="normal" style:font-weight-asian="normal" style:font-name-complex="TakaoPGothic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atin Modern Roman Demi" fo:font-size="32pt" style:font-name-asian="Latin Modern Roman Demi" style:font-size-asian="32pt" style:font-size-complex="32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9.335cm" svg:height="31.018cm" draw:transform="rotate (1.5707963267949) translate (-9.318cm 44.549cm)">
          <draw:image xlink:href="Pictures/1000000000000320000001F7D7837D0EB2A18355.jpg" xlink:type="simple" xlink:show="embed" xlink:actuate="onLoad">
            <text:p text:style-name="P15"/>
          </draw:image>
        </draw:frame>
        <draw:frame draw:style-name="gr2" draw:text-style-name="P3" draw:layer="layout" svg:width="26.5cm" svg:height="21.626cm" svg:x="1.8cm" svg:y="2.6cm">
          <draw:text-box>
            <text:p text:style-name="P2"><text:span text:style-name="T1">解析概論</text:span><text:span text:style-name="T2">1943</text:span></text:p>
            <text:p text:style-name="P2"><text:span text:style-name="T3">高木貞治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5"/></text:p>
          </draw:text-box>
        </draw:frame>
        <draw:frame draw:style-name="gr3" draw:text-style-name="P5" draw:layer="layout" svg:width="16.334cm" svg:height="5.35cm" svg:x="4.166cm" svg:y="16.3cm">
          <draw:text-box>
            <text:p text:style-name="P4"><text:span text:style-name="T3"><text:s/></text:span><text:span text:style-name="T6">基本的ノ概念 </text:span><text:span text:style-name="T6">(</text:span><text:span text:style-name="T6">上</text:span><text:span text:style-name="T6">)</text:span></text:p>
            <text:p text:style-name="P4"><text:span text:style-name="T3"/></text:p>
          </draw:text-box>
        </draw:frame>
        <draw:frame draw:style-name="gr3" draw:text-style-name="P7" draw:layer="layout" svg:width="13.685cm" svg:height="7.082cm" svg:x="6.815cm" svg:y="19.518cm">
          <draw:text-box>
            <text:p text:style-name="P6"><text:span text:style-name="T4">1.1 </text:span><text:span text:style-name="T4">数ノ概念及ビ四則算法</text:span></text:p>
            <text:p text:style-name="P6"><text:span text:style-name="T4">1.2 </text:span><text:span text:style-name="T4">数ノ連性</text:span></text:p>
            <text:p text:style-name="P6"><text:span text:style-name="T4">1.3 </text:span><text:span text:style-name="T4">数ノ集合・上限・下限</text:span></text:p>
            <text:p text:style-name="P6"><text:span text:style-name="T4">1.4 </text:span><text:span text:style-name="T4">数列ノ極限</text:span></text:p>
          </draw:text-box>
        </draw:frame>
        <draw:frame draw:style-name="gr3" draw:text-style-name="P9" draw:layer="layout" svg:width="2.386cm" svg:height="5.632cm" svg:x="2.5cm" svg:y="14.7cm">
          <draw:text-box>
            <text:p text:style-name="P8"><text:span text:style-name="T7">1</text:span></text:p>
          </draw:text-box>
        </draw:frame>
      </draw:page>
      <draw:page draw:name="page2" draw:style-name="dp1" draw:master-page-name="標準">
        <draw:frame draw:style-name="gr1" draw:text-style-name="P1" draw:layer="layout" svg:width="53.45cm" svg:height="34.918cm" draw:transform="rotate (1.5707963267949) translate (-0.418cm 38.8cm)">
          <draw:image xlink:href="Pictures/1000000000000320000001F7D7837D0EB2A18355.jpg" xlink:type="simple" xlink:show="embed" xlink:actuate="onLoad">
            <text:p/>
          </draw:image>
        </draw:frame>
        <draw:frame draw:style-name="gr4" draw:text-style-name="P11" draw:layer="layout" svg:width="26.5cm" svg:height="21.626cm" svg:x="0.6cm" svg:y="22.574cm">
          <draw:text-box>
            <text:p text:style-name="P10"><text:span text:style-name="T5">パブリックドメイン解析概論</text:span></text:p>
            <text:p text:style-name="P10"><text:span text:style-name="T8">20160625</text:span><text:span text:style-name="T8">技術書典版</text:span></text:p>
            <text:p text:style-name="P10"><text:span text:style-name="T9">発行　秘密結社オープンフォース</text:span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</draw:text-box>
        </draw:frame>
      </draw:page>
      <draw:page draw:name="page3" draw:style-name="dp1" draw:master-page-name="標準">
        <draw:frame draw:style-name="gr5" draw:text-style-name="P14" draw:layer="layout" svg:width="17.2cm" svg:height="20.6cm" svg:x="2.2cm" svg:y="3.8cm">
          <draw:text-box>
            <text:p text:style-name="P12"><text:span text:style-name="T10">解析概論</text:span><text:span text:style-name="T11">1943</text:span></text:p>
            <text:p text:style-name="P12"><text:span text:style-name="T12">高木貞治</text:span></text:p>
            <text:p text:style-name="P13"><text:span text:style-name="T13">1</text:span></text:p>
            <text:p text:style-name="P13"><text:span text:style-name="T14">基本的ノ概念</text:span></text:p>
            <text:p text:style-name="P13"><text:span text:style-name="T14"><text:s/></text:span><text:span text:style-name="T14">(</text:span><text:span text:style-name="T14">上</text:span><text:span text:style-name="T14">)</text:span></text:p>
            <text:p text:style-name="P12"><text:span text:style-name="T12"/></text:p>
          </draw:text-box>
        </draw:frame>
        <draw:frame draw:style-name="gr6" draw:text-style-name="P15" draw:layer="layout" svg:width="9.137cm" svg:height="3.219cm" svg:x="5.9cm" svg:y="20.1cm">
          <draw:image xlink:href="Pictures/10000000000001930000008E1E9BB646D6252C7A.jpg" xlink:type="simple" xlink:show="embed" xlink:actuate="onLoad">
            <text:p/>
          </draw:image>
        </draw:frame>
        <draw:frame draw:style-name="gr3" draw:text-style-name="P17" draw:layer="layout" svg:width="18.003cm" svg:height="4.016cm" svg:x="1.6cm" svg:y="24cm">
          <draw:text-box>
            <text:p text:style-name="P16"><text:span text:style-name="T14">パブリックドメイン解析概論</text:span></text:p>
            <text:p text:style-name="P16"><text:span text:style-name="T15">20160625</text:span><text:span text:style-name="T15">技術書典版</text:span></text:p>
          </draw:text-box>
        </draw:frame>
      </draw:page>
      <draw:page draw:name="page4" draw:style-name="dp1" draw:master-page-name="標準">
        <draw:frame draw:style-name="gr7" draw:text-style-name="P19" draw:layer="layout" svg:width="17.7cm" svg:height="16.855cm" svg:x="2.8cm" svg:y="0.6cm">
          <draw:text-box>
            <text:p text:style-name="P18"><text:span text:style-name="T16">LICENCES</text:span></text:p>
            <text:p text:style-name="P18"><text:span text:style-name="T17"/></text:p>
            <text:p text:style-name="P18"><text:span text:style-name="T18">底本</text:span></text:p>
            <text:p text:style-name="P18"><text:span text:style-name="T18"/></text:p>
            <text:p text:style-name="P18"><text:span text:style-name="T18">「増訂解析概論」昭和</text:span><text:span text:style-name="T18">18</text:span><text:span text:style-name="T18">年</text:span><text:span text:style-name="T18">7</text:span><text:span text:style-name="T18">月（岩波書店）</text:span></text:p>
            <text:p text:style-name="P18"><text:span text:style-name="T18">高木 貞治</text:span></text:p>
            <text:p text:style-name="P18"><text:span text:style-name="T18">（たかぎ ていじ、</text:span><text:span text:style-name="T18">1875 - 1960) </text:span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/></text:p>
          </draw:text-box>
        </draw:frame>
        <draw:frame draw:style-name="gr6" draw:text-style-name="P15" draw:layer="layout" svg:width="15.152cm" svg:height="12.1cm" svg:x="2.948cm" svg:y="7.2cm">
          <draw:image xlink:href="Pictures/10000000000001A6000001511D410FFAF8181DBE.jpg" xlink:type="simple" xlink:show="embed" xlink:actuate="onLoad">
            <text:p/>
          </draw:image>
        </draw:frame>
        <draw:frame draw:style-name="gr6" draw:text-style-name="P15" draw:layer="layout" svg:width="4.542cm" svg:height="1.6cm" svg:x="13.458cm" svg:y="19cm">
          <draw:image xlink:href="Pictures/10000000000001930000008E1E9BB646D6252C7A.jpg" xlink:type="simple" xlink:show="embed" xlink:actuate="onLoad">
            <text:p/>
          </draw:image>
        </draw:frame>
        <draw:frame draw:style-name="gr6" draw:text-style-name="P15" draw:layer="layout" svg:width="4.542cm" svg:height="1.6cm" svg:x="13.458cm" svg:y="22.5cm">
          <draw:image xlink:href="Pictures/10000000000001930000008E1E9BB646D6252C7A.jpg" xlink:type="simple" xlink:show="embed" xlink:actuate="onLoad">
            <text:p/>
          </draw:image>
        </draw:frame>
        <draw:frame draw:style-name="gr6" draw:text-style-name="P15" draw:layer="layout" svg:width="4.5cm" svg:height="1.572cm" svg:x="13.5cm" svg:y="26.844cm">
          <draw:image xlink:href="Pictures/10000201000001930000008DDFEF5688553BC725.png" xlink:type="simple" xlink:show="embed" xlink:actuate="onLoad">
            <text:p/>
          </draw:image>
        </draw:frame>
        <draw:frame draw:style-name="gr3" draw:text-style-name="P20" draw:layer="layout" svg:width="15.276cm" svg:height="6.48cm" svg:x="3.324cm" svg:y="20.92cm">
          <draw:text-box>
            <text:p text:style-name="P18"><text:span text:style-name="T18">装丁・あとがき</text:span></text:p>
            <text:p text:style-name="P18"><text:span text:style-name="T18">秘密結社オープンフォース</text:span></text:p>
            <text:p text:style-name="P18"><text:span text:style-name="T18"/></text:p>
            <text:p text:style-name="P18"><text:span text:style-name="T18"/></text:p>
            <text:p text:style-name="P18"><text:span text:style-name="T18"/></text:p>
            <text:p text:style-name="P18"><text:span text:style-name="T18">表紙・裏表紙画像</text:span></text:p>
            <text:p text:style-name="P18"><text:span text:style-name="T19">Contrail_captured_over_Sri_Lankan_Skies.jpeg.jpeg</text:span></text:p>
            <text:p text:style-name="P18"><text:span text:style-name="T18">CC-BY-SA-4.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atin Modern Roman Demi" svg:font-family="'Latin Modern Roman Demi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4T00:15:15.856666716</meta:creation-date>
    <dc:date>2016-06-24T19:07:36.454938297</dc:date>
    <meta:editing-duration>PT10M4S</meta:editing-duration>
    <meta:editing-cycles>2</meta:editing-cycles>
    <meta:generator>LibreOffice/5.1.3.2$Linux_X86_64 LibreOffice_project/10m0$Build-2</meta:generator>
    <meta:document-statistic meta:object-count="16"/>
  </office:meta>
</office:document-meta>
</file>